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78cm" svg:height="8.537cm" svg:x="0.022cm" svg:y="0.9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07-26T15:20:33.871774980</dc:date>
    <meta:editing-duration>PT5M43S</meta:editing-duration>
    <meta:editing-cycles>27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79cm" svg:height="8.538cm" xlink:href="." xlink:type="simple" chart:class="chart:scatter" chart:style-name="ch1">
        <chart:plot-area chart:style-name="ch2" chart:data-source-has-labels="both" svg:x="0.303cm" svg:y="0.17cm" svg:width="14.573cm" svg:height="8.198cm">
          <chart:coordinate-region svg:x="0.845cm" svg:y="0.369cm" svg:width="13.937cm" svg:height="7.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88371558587939">
                <text:p>0.188371558587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78932945766476">
                <text:p>-2.78932945766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88371558587935">
                <text:p>0.188371558587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562143943757169">
                <text:p>-0.5621439437571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562143943757168">
                <text:p>-0.562143943757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88371558587932">
                <text:p>0.188371558587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9057494833859">
                <text:p>2.9057494833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88371558587936">
                <text:p>0.188371558587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562143943757163">
                <text:p>-0.5621439437571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1227196924606">
                <text:p>-1.91227196924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562143943757168">
                <text:p>-0.5621439437571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188371558587931">
                <text:p>0.1883715585879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9057494833859">
                <text:p>2.90574948338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188371558587937">
                <text:p>0.188371558587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562143943757173">
                <text:p>-0.5621439437571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78932945766476">
                <text:p>-2.78932945766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78932945766476">
                <text:p>-2.789329457664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91227196924608">
                <text:p>-1.912271969246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562143943757179">
                <text:p>-0.5621439437571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18837155858793">
                <text:p>0.188371558587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057494833859">
                <text:p>2.90574948338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927050983124846">
                <text:p>0.9270509831248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88371558587948">
                <text:p>0.1883715585879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562143943757183">
                <text:p>-0.5621439437571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78932945766476">
                <text:p>-2.78932945766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78932945766476">
                <text:p>-2.789329457664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91227196924608">
                <text:p>-1.912271969246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562143943757191">
                <text:p>-0.5621439437571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27050983124838">
                <text:p>0.9270509831248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